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aa6" officeooo:paragraph-rsid="00016aa6"/>
    </style:style>
    <style:style style:name="P2" style:family="paragraph" style:parent-style-name="Standard">
      <style:text-properties fo:font-weight="bold" officeooo:paragraph-rsid="00016aa6" style:font-weight-asian="bold" style:font-weight-complex="bold"/>
    </style:style>
    <style:style style:name="P3" style:family="paragraph" style:parent-style-name="Standard">
      <style:text-properties fo:font-weight="bold" officeooo:rsid="000407fb" officeooo:paragraph-rsid="000407fb" style:font-weight-asian="bold" style:font-weight-complex="bold"/>
    </style:style>
    <style:style style:name="P4" style:family="paragraph" style:parent-style-name="Standard">
      <style:text-properties fo:font-weight="bold" officeooo:rsid="000a9569" officeooo:paragraph-rsid="000a9569" style:font-weight-asian="bold" style:font-weight-complex="bold"/>
    </style:style>
    <style:style style:name="P5" style:family="paragraph" style:parent-style-name="Standard">
      <style:text-properties fo:font-weight="bold" officeooo:rsid="000c4078" officeooo:paragraph-rsid="000c4078" style:font-weight-asian="bold" style:font-weight-complex="bold"/>
    </style:style>
    <style:style style:name="P6" style:family="paragraph" style:parent-style-name="Standard">
      <style:text-properties fo:font-weight="bold" officeooo:rsid="00016aa6" officeooo:paragraph-rsid="00016aa6" style:font-weight-asian="bold" style:font-weight-complex="bold"/>
    </style:style>
    <style:style style:name="P7" style:family="paragraph" style:parent-style-name="Standard">
      <style:text-properties fo:font-size="14pt" fo:font-weight="bold" officeooo:rsid="00016aa6" officeooo:paragraph-rsid="00016aa6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407fb" officeooo:paragraph-rsid="000677f5"/>
    </style:style>
    <style:style style:name="P9" style:family="paragraph" style:parent-style-name="Standard">
      <style:text-properties fo:font-weight="normal" officeooo:rsid="000407fb" officeooo:paragraph-rsid="000407fb" style:font-weight-asian="normal" style:font-weight-complex="normal"/>
    </style:style>
    <style:style style:name="P10" style:family="paragraph" style:parent-style-name="Standard">
      <style:text-properties fo:font-weight="normal" officeooo:rsid="000407fb" officeooo:paragraph-rsid="0005f495" style:font-weight-asian="normal" style:font-weight-complex="normal"/>
    </style:style>
    <style:style style:name="P11" style:family="paragraph" style:parent-style-name="Standard">
      <style:text-properties fo:font-weight="normal" officeooo:rsid="000407fb" officeooo:paragraph-rsid="000677f5" style:font-weight-asian="normal" style:font-weight-complex="normal"/>
    </style:style>
    <style:style style:name="P12" style:family="paragraph" style:parent-style-name="Standard">
      <style:text-properties fo:font-weight="normal" officeooo:rsid="0006cadd" officeooo:paragraph-rsid="0006cadd" style:font-weight-asian="normal" style:font-weight-complex="normal"/>
    </style:style>
    <style:style style:name="P13" style:family="paragraph" style:parent-style-name="Standard">
      <style:text-properties fo:font-weight="normal" officeooo:rsid="0006cadd" officeooo:paragraph-rsid="000a9569" style:font-weight-asian="normal" style:font-weight-complex="normal"/>
    </style:style>
    <style:style style:name="P14" style:family="paragraph" style:parent-style-name="Standard">
      <style:text-properties officeooo:paragraph-rsid="0005f495"/>
    </style:style>
    <style:style style:name="P15" style:family="paragraph" style:parent-style-name="Standard">
      <style:paragraph-properties style:line-height-at-least="0.198in"/>
      <style:text-properties fo:color="#d4d4d4" fo:background-color="#1e1e1e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Standard" style:list-style-name="L6">
      <style:text-properties officeooo:rsid="00016aa6" officeooo:paragraph-rsid="00016aa6"/>
    </style:style>
    <style:style style:name="P18" style:family="paragraph" style:parent-style-name="Standard" style:list-style-name="L6">
      <style:text-properties officeooo:rsid="000c4078" officeooo:paragraph-rsid="000c4078"/>
    </style:style>
    <style:style style:name="P19" style:family="paragraph" style:parent-style-name="Standard" style:list-style-name="L6">
      <style:text-properties officeooo:rsid="0006cadd" officeooo:paragraph-rsid="0006cadd"/>
    </style:style>
    <style:style style:name="P20" style:family="paragraph" style:parent-style-name="Standard" style:list-style-name="L6">
      <style:text-properties officeooo:rsid="000407fb" officeooo:paragraph-rsid="000407fb"/>
    </style:style>
    <style:style style:name="P21" style:family="paragraph" style:parent-style-name="Standard" style:list-style-name="L4">
      <style:text-properties fo:font-weight="normal" officeooo:rsid="000407fb" officeooo:paragraph-rsid="000407fb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0407fb" officeooo:paragraph-rsid="000677f5" style:font-weight-asian="normal" style:font-weight-complex="normal"/>
    </style:style>
    <style:style style:name="P23" style:family="paragraph" style:parent-style-name="Standard">
      <style:text-properties fo:font-weight="normal" officeooo:rsid="0006cadd" officeooo:paragraph-rsid="000a9569" style:font-weight-asian="normal" style:font-weight-complex="normal"/>
    </style:style>
    <style:style style:name="P24" style:family="paragraph" style:parent-style-name="Standard" style:list-style-name="L4">
      <style:text-properties officeooo:paragraph-rsid="000407fb"/>
    </style:style>
    <style:style style:name="P25" style:family="paragraph" style:parent-style-name="Standard" style:list-style-name="L5">
      <style:text-properties officeooo:paragraph-rsid="00102c81"/>
    </style:style>
    <style:style style:name="P26" style:family="paragraph" style:parent-style-name="Standard">
      <style:text-properties fo:color="#d4d4d4" officeooo:paragraph-rsid="0006cadd" fo:background-color="#1e1e1e"/>
    </style:style>
    <style:style style:name="P27" style:family="paragraph" style:parent-style-name="Standard">
      <style:paragraph-properties style:line-height-at-least="0.198in"/>
      <style:text-properties fo:color="#d4d4d4" fo:background-color="#1e1e1e"/>
    </style:style>
    <style:style style:name="P28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29" style:family="paragraph" style:parent-style-name="Standard">
      <style:text-properties fo:color="#d4d4d4" style:font-name="Consolas" fo:font-size="10.5pt" fo:font-weight="normal" officeooo:paragraph-rsid="0006cadd" fo:background-color="#1e1e1e"/>
    </style:style>
    <style:style style:name="T1" style:family="text">
      <style:text-properties officeooo:rsid="00033f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07fb" style:font-weight-asian="normal" style:font-weight-complex="normal"/>
    </style:style>
    <style:style style:name="T5" style:family="text">
      <style:text-properties fo:font-weight="normal" officeooo:rsid="0005f495" style:font-weight-asian="normal" style:font-weight-complex="normal"/>
    </style:style>
    <style:style style:name="T6" style:family="text">
      <style:text-properties fo:font-weight="normal" officeooo:rsid="000677f5" style:font-weight-asian="normal" style:font-weight-complex="normal"/>
    </style:style>
    <style:style style:name="T7" style:family="text">
      <style:text-properties fo:font-weight="normal" officeooo:rsid="00102c81" style:font-weight-asian="normal" style:font-weight-complex="normal"/>
    </style:style>
    <style:style style:name="T8" style:family="text">
      <style:text-properties officeooo:rsid="0005f495"/>
    </style:style>
    <style:style style:name="T9" style:family="text">
      <style:text-properties officeooo:rsid="000677f5"/>
    </style:style>
    <style:style style:name="T10" style:family="text">
      <style:text-properties style:font-name="Consolas" fo:font-size="10.5pt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569cd6"/>
    </style:style>
    <style:style style:name="T13" style:family="text">
      <style:text-properties fo:color="#569cd6" style:font-name="Consolas" fo:font-size="10.5pt"/>
    </style:style>
    <style:style style:name="T14" style:family="text">
      <style:text-properties fo:color="#569cd6" style:font-name="Consolas" fo:font-size="10.5pt" fo:font-weight="normal"/>
    </style:style>
    <style:style style:name="T15" style:family="text">
      <style:text-properties fo:color="#569cd6" style:font-name="Consolas" fo:font-size="10.5pt" fo:font-weight="normal" fo:background-color="#1e1e1e" loext:char-shading-value="0"/>
    </style:style>
    <style:style style:name="T16" style:family="text">
      <style:text-properties fo:color="#ce9178" style:font-name="Consolas" fo:font-size="10.5pt" fo:font-weight="normal"/>
    </style:style>
    <style:style style:name="T17" style:family="text">
      <style:text-properties fo:color="#b5cea8" style:font-name="Consolas" fo:font-size="10.5pt" fo:font-weight="normal"/>
    </style:style>
    <style:style style:name="T18" style:family="text">
      <style:text-properties officeooo:rsid="0007b59b"/>
    </style:style>
    <style:style style:name="T19" style:family="text">
      <style:text-properties fo:color="#d4d4d4" fo:background-color="#1e1e1e" loext:char-shading-value="0"/>
    </style:style>
    <style:style style:name="T20" style:family="text">
      <style:text-properties fo:color="#d4d4d4" style:font-name="Consolas" fo:font-size="10.5pt" fo:font-weight="normal" fo:background-color="#1e1e1e" loext:char-shading-value="0"/>
    </style:style>
    <style:style style:name="T21" style:family="text">
      <style:text-properties fo:color="#d4d4d4" style:font-name="Consolas" fo:font-size="10.5pt" fo:font-weight="normal" officeooo:rsid="00102c81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os Tests</text:p>
      <text:p text:style-name="P7"/>
      <text:p text:style-name="P1">Tests that induce forced random failure(s) in various components of the system to test for resiliency of the application under test.</text:p>
      <text:p text:style-name="P1"/>
      <text:p text:style-name="P6">Requirements: </text:p>
      <text:p text:style-name="P2"/>
      <text:list xml:id="list551382619" text:style-name="L6">
        <text:list-item>
          <text:p text:style-name="P17">Chaos to be performed should be configurable as a part of the test scenario.</text:p>
        </text:list-item>
        <text:list-item>
          <text:p text:style-name="P17">Ability to simulate multiple failures/chaotic actions.</text:p>
        </text:list-item>
        <text:list-item>
          <text:p text:style-name="P18">Step runner interface supports chaos action run as well.</text:p>
        </text:list-item>
        <text:list-item>
          <text:p text:style-name="P17">Chaos action should be easy to map to the code/method to perform the action type.</text:p>
        </text:list-item>
        <text:list-item>
          <text:p text:style-name="P17">Ability to organize chaos actions into a hierarchical structure and the selection policy of sub groups and actions be configurable (select all, select each based on fixed probability, select one mutually exclusively based on probability)</text:p>
        </text:list-item>
        <text:list-item>
          <text:p text:style-name="P17">Ability to <text:span text:style-name="T1">configure chaos action level in different units (percentage, maximum percentage, constant, all but one)</text:span></text:p>
        </text:list-item>
        <text:list-item>
          <text:p text:style-name="P17">Ability to map multiple subjects on which a <text:span text:style-name="T1">chaos a</text:span>ction needs to be performed.</text:p>
        </text:list-item>
        <text:list-item>
          <text:p text:style-name="P19">Test event to be raised when chaos action is performed.</text:p>
        </text:list-item>
        <text:list-item>
          <text:p text:style-name="P20">Ability to run chaos action on a Karta minion node.</text:p>
        </text:list-item>
      </text:list>
      <text:p text:style-name="P1"/>
      <text:p text:style-name="P1"/>
      <text:p text:style-name="P3">Concepts:</text:p>
      <text:p text:style-name="P3"/>
      <text:p text:style-name="P14"><text:span text:style-name="T4">“ChaosUnit”: </text:span><text:span text:style-name="T5">enum </text:span><text:span text:style-name="T4">–</text:span><text:span text:style-name="T5"> </text:span><text:span text:style-name="T4">the unit for the level of chaos action to be performed; </text:span><text:span text:style-name="T5">possible values</text:span><text:span text:style-name="T4"> (PERCENTAGE, MAX_PERCENTAGE, CONSTANT, ALL_BUT_ONE)</text:span></text:p>
      <text:p text:style-name="P9"/>
      <text:p text:style-name="P8"><text:span text:style-name="T3">“ChaosLevel”:</text:span><text:span text:style-name="T6"> float </text:span><text:span text:style-name="T3">– the level of chaos to be performed on the subjects</text:span></text:p>
      <text:p text:style-name="P9"/>
      <text:p text:style-name="P11">“ChaosAction”: <text:span text:style-name="T9">Object </text:span>– details of the actions to be performed</text:p>
      <text:list xml:id="list4127404915" text:style-name="L4">
        <text:list-item>
          <text:p text:style-name="P21">“name”: String – name of the chaos action. This will be used to map to the chaos action definition in code.</text:p>
        </text:list-item>
        <text:list-item>
          <text:p text:style-name="P21">“node”: String – the node on which to run the action on.</text:p>
        </text:list-item>
        <text:list-item>
          <text:p text:style-name="P24"><text:span text:style-name="T4">“</text:span><text:span text:style-name="T7">probability</text:span><text:span text:style-name="T4">”: float – the probability that this action can selected with respect to the parent chaos group node. </text:span></text:p>
        </text:list-item>
        <text:list-item>
          <text:p text:style-name="P21">“subjects”: ArrayList&lt;String&gt; – the list of subjects on which the action needs to be performed.</text:p>
        </text:list-item>
        <text:list-item>
          <text:p text:style-name="P21">“chaosLevel”: float – the level of chaos </text:p>
        </text:list-item>
        <text:list-item>
          <text:p text:style-name="P21">“chaosUnit”: ChaosUnit – enumeration value.</text:p>
        </text:list-item>
      </text:list>
      <text:p text:style-name="P9"/>
      <text:p text:style-name="P10">“SubNodeSelectionType”: <text:span text:style-name="T8">enum </text:span>– <text:span text:style-name="T8">the selection policy on sub nodes; possible values(ALL, CASE_TO_CASE_EVALUATION, MUTUALLY_EXCLUSIVE )</text:span></text:p>
      <text:p text:style-name="P10"/>
      <text:p text:style-name="P11">“<text:span text:style-name="T9">ChaosActionTreeNode”: Object <text:s/></text:span>– <text:span text:style-name="T9">the hierarchical definition of chaos actions and groups similar to a directory structure</text:span></text:p>
      <text:list xml:id="list676463003" text:style-name="L5">
        <text:list-item>
          <text:p text:style-name="P25"><text:span text:style-name="T4">“</text:span><text:span text:style-name="T7">probability</text:span><text:span text:style-name="T4">”: float – the probability that this action can selected with respect to the parent chaos group node. </text:span></text:p>
        </text:list-item>
        <text:list-item>
          <text:p text:style-name="P22">“<text:span text:style-name="T9">subNodeSelectionType”: <text:s/></text:span>SubNodeSelectionType – <text:span text:style-name="T9">enumeration value.</text:span></text:p>
        </text:list-item>
        <text:list-item>
          <text:p text:style-name="P22">“<text:span text:style-name="T9">chaosActionSubNodes”: ArrayList&lt;ChaosActionTreeNode&gt; </text:span>–<text:span text:style-name="T9"> sub nodes of the current node.</text:span></text:p>
        </text:list-item>
        <text:list-item>
          <text:p text:style-name="P22">“<text:span text:style-name="T9">chaosActions”: ArrayList&lt;ChaosAction&gt; </text:span>– <text:span text:style-name="T9">list of chaos actions under this node to select from.</text:span></text:p>
        </text:list-item>
      </text:list>
      <text:p text:style-name="P5"><text:soft-page-break/>Chaos action definition:</text:p>
      <text:p text:style-name="P5"/>
      <text:p text:style-name="P4"/>
      <text:p text:style-name="P4">Runtime flow:</text:p>
      <text:p text:style-name="P12">“TestScenario” objects now have an additional attribute “chaosConfiguration” which denotes the hierarchical chaos configuration tree. The feature runner will run a random selected set of chaos actions <text:s/>at run time based on the chaos configuration after scenario setup before the scenario runs each iteration. <text:span text:style-name="T18">Also appropriate events are raised.</text:span></text:p>
      <text:p text:style-name="P12"/>
      <text:p text:style-name="P13"><text:span text:style-name="T2">Example:</text:span> </text:p>
      <text:p text:style-name="P13">refer “karta\samples\src\main\resources\SampleFeatureFile4.yaml” in source</text:p>
      <text:p text:style-name="P13"/>
      <text:p text:style-name="P29"><text:span text:style-name="T12">testScenarios</text:span>:</text:p>
      <text:p text:style-name="P15">  <text:span text:style-name="T11">- </text:span><text:span text:style-name="T14">name</text:span><text:span text:style-name="T11">: </text:span><text:span text:style-name="T16">Scenario1</text:span></text:p>
      <text:p text:style-name="P15">    <text:span text:style-name="T14">chaosConfiguration</text:span><text:span text:style-name="T11">:</text:span></text:p>
      <text:p text:style-name="P15">      <text:span text:style-name="T14">subNodeSelectionType</text:span><text:span text:style-name="T11">: </text:span><text:span text:style-name="T16">MUTUALLY_EXCLUSIVE</text:span></text:p>
      <text:p text:style-name="P15">      <text:span text:style-name="T14">chaosActions</text:span><text:span text:style-name="T11">:</text:span></text:p>
      <text:p text:style-name="P15">        <text:span text:style-name="T11">- </text:span><text:span text:style-name="T14">name</text:span><text:span text:style-name="T11">: </text:span><text:span text:style-name="T16">the calculator is powered off</text:span></text:p>
      <text:p text:style-name="P15">          <text:span text:style-name="T14">node</text:span><text:span text:style-name="T11">: </text:span><text:span text:style-name="T16">Node1</text:span></text:p>
      <text:p text:style-name="P15">          <text:span text:style-name="T14">probability</text:span><text:span text:style-name="T11">: </text:span><text:span text:style-name="T17">1.0</text:span></text:p>
      <text:p text:style-name="P15">          <text:span text:style-name="T14">subjects</text:span><text:span text:style-name="T11">:</text:span></text:p>
      <text:p text:style-name="P15">            <text:span text:style-name="T11">- </text:span><text:span text:style-name="T16">calculator1</text:span></text:p>
      <text:p text:style-name="P15">            <text:span text:style-name="T11">- </text:span><text:span text:style-name="T16">calculator2</text:span></text:p>
      <text:p text:style-name="P15">          <text:span text:style-name="T14">chaosLevel</text:span><text:span text:style-name="T11">: </text:span><text:span text:style-name="T17">50</text:span></text:p>
      <text:p text:style-name="P15">          <text:span text:style-name="T14">chaosUnit</text:span><text:span text:style-name="T11">: </text:span><text:span text:style-name="T16">PERCENTAGE</text:span></text:p>
      <text:p text:style-name="P28"/>
      <text:p text:style-name="P26"><text:span text:style-name="T16"/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9:46:39.438000000</meta:creation-date>
    <dc:date>2020-10-10T10:38:50.011000000</dc:date>
    <meta:editing-duration>PT38M48S</meta:editing-duration>
    <meta:editing-cycles>12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46" meta:word-count="441" meta:character-count="3135" meta:non-whitespace-character-count="2636"/>
  </office:meta>
</office:document-meta>
</file>